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59230" officeooo:paragraph-rsid="0000c53e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9fdc0" officeooo:paragraph-rsid="0000c53e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59230" officeooo:paragraph-rsid="0000c53e"/>
    </style:style>
    <style:style style:name="P4" style:family="paragraph" style:parent-style-name="Standard">
      <style:text-properties style:text-underline-style="none" fo:font-weight="normal" officeooo:rsid="00070818" officeooo:paragraph-rsid="0003e7b0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16668" officeooo:paragraph-rsid="00016668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16668" officeooo:paragraph-rsid="000265b9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265b9" officeooo:paragraph-rsid="000265b9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3e7b0" officeooo:paragraph-rsid="0003e7b0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532d4" officeooo:paragraph-rsid="000532d4" style:font-weight-asian="normal" style:font-weight-complex="normal"/>
    </style:style>
    <style:style style:name="P10" style:family="paragraph" style:parent-style-name="Standard">
      <style:text-properties fo:font-size="16pt" fo:font-weight="bold" officeooo:rsid="00059230" officeooo:paragraph-rsid="0000c53e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3pt" officeooo:rsid="00059230" officeooo:paragraph-rsid="0000c53e" style:font-size-asian="13pt" style:font-size-complex="13pt"/>
    </style:style>
    <style:style style:name="P12" style:family="paragraph" style:parent-style-name="Standard">
      <style:text-properties style:text-underline-style="none" fo:font-weight="normal" officeooo:rsid="0003e7b0" officeooo:paragraph-rsid="000265b9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3e7b0" officeooo:paragraph-rsid="0003e7b0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6f3bf" style:font-weight-asian="normal" style:font-weight-complex="normal"/>
    </style:style>
    <style:style style:name="T3" style:family="text">
      <style:text-properties style:text-underline-style="none" fo:font-weight="normal" officeooo:rsid="00070818" style:font-weight-asian="normal" style:font-weight-complex="normal"/>
    </style:style>
    <style:style style:name="T4" style:family="text">
      <style:text-properties style:text-underline-style="none" fo:font-weight="normal" officeooo:rsid="0000c53e" style:font-weight-asian="normal" style:font-weight-complex="normal"/>
    </style:style>
    <style:style style:name="T5" style:family="text">
      <style:text-properties style:text-underline-style="none" fo:font-weight="normal" officeooo:rsid="00016668" style:font-weight-asian="normal" style:font-weight-complex="normal"/>
    </style:style>
    <style:style style:name="T6" style:family="text">
      <style:text-properties officeooo:rsid="0006f3bf"/>
    </style:style>
    <style:style style:name="T7" style:family="text">
      <style:text-properties officeooo:rsid="00016668"/>
    </style:style>
    <style:style style:name="T8" style:family="text">
      <style:text-properties officeooo:rsid="000265b9"/>
    </style:style>
    <style:style style:name="T9" style:family="text">
      <style:text-properties officeooo:rsid="00070818"/>
    </style:style>
    <style:style style:name="T10" style:family="text">
      <style:text-properties officeooo:rsid="0003e7b0"/>
    </style:style>
    <style:style style:name="T11" style:family="text">
      <style:text-properties officeooo:rsid="000cf4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escription textuelle </text:p>
      <text:p text:style-name="P11"/>
      <text:p text:style-name="P1">1)</text:p>
      <text:p text:style-name="P1">Nom du cas : <text:span text:style-name="T1"><text:s/></text:span><text:span text:style-name="T4">Accepter la commande</text:span></text:p>
      <text:p text:style-name="P1">But <text:span text:style-name="T1"><text:s/></text:span><text:span text:style-name="T2">Permet au client d’</text:span><text:span text:style-name="T4">accepter une commande faite</text:span></text:p>
      <text:p text:style-name="P1">Acteur princi<text:span text:style-name="T6">pal </text:span><text:span text:style-name="T2"><text:s/></text:span><text:span text:style-name="T4">Chef de cuisine</text:span></text:p>
      <text:p text:style-name="P1">Déclenchement<text:span text:style-name="T1"> </text:span><text:span text:style-name="T3">Le cas commence lorsque le </text:span><text:span text:style-name="T4">chef de cuisiner</text:span><text:span text:style-name="T3"> </text:span><text:span text:style-name="T4">recoit une notification d’une nouvelle commande, </text:span><text:span text:style-name="T3">se rend sur la page</text:span><text:span text:style-name="T4">de la liste des commande et clique sur le button “Accepter” .</text:span></text:p>
      <text:p text:style-name="P3"/>
      <text:p text:style-name="P1">Pre-condition<text:span text:style-name="T1"> </text:span></text:p>
      <text:p text:style-name="P1"><text:span text:style-name="T3">- </text:span><text:span text:style-name="T4">Une commande en attente d’acceptaion existe.</text:span></text:p>
      <text:p text:style-name="P1"><text:span text:style-name="T4">- L’affectaion des taches aux person</text:span><text:span text:style-name="T5">n</text:span><text:span text:style-name="T4">els </text:span><text:span text:style-name="T5">est faite.</text:span></text:p>
      <text:p text:style-name="P1">Post-condition <text:span text:style-name="T1"><text:s/></text:span><text:span text:style-name="T5">une commande est accepté.</text:span></text:p>
      <text:p text:style-name="P1">Scenario nominal :</text:p>
      <text:p text:style-name="P12">1. Le système affiche la liste des commandes.</text:p>
      <text:p text:style-name="P4"><text:span text:style-name="T10">2</text:span>. <text:span text:style-name="T7">L’acteur selectionne une commande.</text:span></text:p>
      <text:p text:style-name="P8">3. Le système affiche la liste des plats avec la liste des personnels pour chaque plat.</text:p>
      <text:p text:style-name="P5"><text:span text:style-name="T10">4</text:span>. L’<text:span text:style-name="T8">acteur</text:span> affecte les plats aux personnels.</text:p>
      <text:p text:style-name="P6"><text:span text:style-name="T10">5</text:span>. <text:span text:style-name="T8">Le systéme valide les choix.</text:span></text:p>
      <text:p text:style-name="P7"><text:span text:style-name="T11">6</text:span>. Le systéme change l’état de la commande.</text:p>
      <text:p text:style-name="P8"><text:span text:style-name="T11">7</text:span>. Fin du CU.</text:p>
      <text:p text:style-name="P1"/>
      <text:p text:style-name="P1">Scenario alternatif</text:p>
      <text:p text:style-name="P9">5.a [Le personnel choisit n’est pas disponible]</text:p>
      <text:p text:style-name="P9"><text:tab/>5.a.1 Le Systéme indique <text:span text:style-name="T11">que </text:span>le personnel n’<text:span text:style-name="T11">est pas</text:span> disponible.</text:p>
      <text:p text:style-name="P9"><text:tab/>5.a.2 Retour en 3.</text:p>
      <text:p text:style-name="P9">6.a [L’utilisateur n’est pas connecté]</text:p>
      <text:p text:style-name="P9"><text:tab/>6.a.1 Le systéme propose de se connecter.</text:p>
      <text:p text:style-name="P9"><text:tab/>6.a.2 L’utilisateur choisit de se connecter [Appele CU SeConnecter].</text:p>
      <text:p text:style-name="P9"><text:tab/>6.a.3 Retour en 4.</text:p>
      <text:p text:style-name="P9">7.a [La commande n’est plus disponible]</text:p>
      <text:p text:style-name="P9"><text:tab/>7.a.1 Le Systéme indique la commande non disponible.</text:p>
      <text:p text:style-name="P9"><text:tab/>7.a.2 Return en 1.</text:p>
      <text:p text:style-name="P9"/>
      <text:p text:style-name="P9"><text:tab/></text:p>
      <text:p text:style-name="P9"><text:tab/></text:p>
      <text:p text:style-name="P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0:46:10.801503626</meta:creation-date>
    <dc:date>2019-12-04T10:53:39.772877031</dc:date>
    <meta:editing-duration>PT18M4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1" meta:word-count="198" meta:character-count="1230" meta:non-whitespace-character-count="1046"/>
  </office:meta>
</office:document-meta>
</file>